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0"/>
    <style:style style:name="ce2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2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2">
          <table:table-cell office:value-type="string" calcext:value-type="string">
            <text:p>titulo</text:p>
          </table:table-cell>
          <table:table-cell office:value-type="string" calcext:value-type="string">
            <text:p>Rent Car Mallorca - Car rental in Mallorca. Rent a Car Palma de Mallorca.</text:p>
          </table:table-cell>
          <table:table-cell table:style-name="ce24" office:value-type="string" calcext:value-type="string">
            <text:p>Rent a Car Mallorca - Alquiler de coches en Mallorca.</text:p>
          </table:table-cell>
          <table:table-cell office:value-type="string" calcext:value-type="string">
            <text:p>Rent Car Mallorca - Noleggio auto a Mallorca. Noleggio auto Palma de Mallorca.</text:p>
          </table:table-cell>
          <table:table-cell office:value-type="string" calcext:value-type="string">
            <text:p>Rent Car Mallorca - Autovermietung auf Mallorca. Autovermietung Palma de Mallorca.</text:p>
          </table:table-cell>
        </table:table-row>
        <table:table-row table:style-name="ro3">
          <table:table-cell office:value-type="string" calcext:value-type="string">
            <text:p>meta_keywords</text:p>
          </table:table-cell>
          <table:table-cell office:value-type="string" calcext:value-type="string">
            <text:p>Car rental Mallorca, Rent a car Mallorca, Car rental Palma de Mallorca.</text:p>
          </table:table-cell>
          <table:table-cell table:style-name="ce24" office:value-type="string" calcext:value-type="string">
            <text:p>Alquiler de coche Mallorca, Rent a car Mallorca, Alquiler de coche Palma de Mallorca.</text:p>
          </table:table-cell>
          <table:table-cell office:value-type="string" calcext:value-type="string">
            <text:p>Noleggio auto Mallorca, Noleggio auto Mallorca, Noleggio auto Palma de Mallorca.</text:p>
          </table:table-cell>
          <table:table-cell office:value-type="string" calcext:value-type="string">
            <text:p>Autovermietung Mallorca, Rent a car Mallorca, Autovermietung Palma de Mallorca.</text:p>
          </table:table-cell>
        </table:table-row>
        <table:table-row table:style-name="ro4">
          <table:table-cell office:value-type="string" calcext:value-type="string">
            <text:p>meta_descripcion</text:p>
          </table:table-cell>
          <table:table-cell office:value-type="string" calcext:value-type="string">
            <text:p>Rent a car in Mallorca. Our offices Rent Car Mallorca in Playa de Palma, Mallorca. Wide range of cars and motorbikes. </text:p>
          </table:table-cell>
          <table:table-cell table:style-name="ce24" office:value-type="string" calcext:value-type="string">
            <text:p>Alquiler de coches en Mallorca. Nuestas oficinas Rent Car Mallorca en Playa de Palma, Mallorca. Amplia gama de coches y motos.</text:p>
          </table:table-cell>
          <table:table-cell office:value-type="string" calcext:value-type="string">
            <text:p>Noleggia un'auto a Mallorca. I nostri uffici Rent Car Mallorca a Playa de Palma, Mallorca. Ampia gamma di auto e moto.</text:p>
          </table:table-cell>
          <table:table-cell office:value-type="string" calcext:value-type="string">
            <text:p>Mieten Sie ein Auto auf Mallorca. Unsere Büros Rent Car Mallorca in Playa de Palma, Mallorca. Große Auswahl an Autos und Motorrädern.</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2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2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2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 Mallorca</text:p>
          </table:table-cell>
          <table:table-cell table:style-name="ce24" office:value-type="string" calcext:value-type="string">
            <text:p>Alquiler de coches Mallorca</text:p>
          </table:table-cell>
          <table:table-cell office:value-type="string" calcext:value-type="string">
            <text:p>Noleggia un'auto Mallorca</text:p>
          </table:table-cell>
          <table:table-cell office:value-type="string" calcext:value-type="string">
            <text:p>Ein Auto mieten Mallorca</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2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4">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2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4"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4" office:value-type="string" calcext:value-type="string">
            <text:p>recogida</text:p>
          </table:table-cell>
          <table:table-cell office:value-type="string" calcext:value-type="string">
            <text:p>Pickup</text:p>
          </table:table-cell>
          <table:table-cell table:style-name="ce2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24"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14"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14"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14"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error_validacion_edad_conductor</text:p>
          </table:table-cell>
          <table:table-cell office:value-type="string" calcext:value-type="string">
            <text:p>Minimum 21 years of age, Maximum 90 years of age</text:p>
          </table:table-cell>
          <table:table-cell table:style-name="ce14"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14"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14"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14"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14"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14"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14"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2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2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2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4"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2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2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4"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2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5">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2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6">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24"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2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2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2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2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24" office:value-type="string" calcext:value-type="string">
            <text:p>silla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2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2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2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2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14"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2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2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4" office:value-type="string" calcext:value-type="string">
            <text:p>modificaciones</text:p>
          </table:table-cell>
          <table:table-cell office:value-type="string" calcext:value-type="string">
            <text:p>Free modification</text:p>
          </table:table-cell>
          <table:table-cell table:style-name="ce2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4"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4"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3">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24"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2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2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2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3">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2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2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4" office:value-type="string" calcext:value-type="string">
            <text:p>Cargo conductor joven: X € por dia.</text:p>
          </table:table-cell>
          <table:table-cell office:value-type="string" calcext:value-type="string">
            <text:p>Tariffa per giovani conducenti: X € al giorno.</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offer has a young driver supplement of X€ per day.</text:p>
          </table:table-cell>
          <table:table-cell table:style-name="ce14" office:value-type="string" calcext:value-type="string">
            <text:p>La oferta tiene un suplemento por conductor joven de X€ diarios.</text:p>
          </table:table-cell>
          <table:table-cell office:value-type="string" calcext:value-type="string">
            <text:p>L'offerta ha un supplemento per il giovane autista di X€ al giorno.</text:p>
          </table:table-cell>
          <table:table-cell office:value-type="string" calcext:value-type="string">
            <text:p>Das Angebot beinhaltet einen Zuschlag für junge Fahrer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4"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4"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2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2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4" office:value-type="string" calcext:value-type="string">
            <text:p>precio_por</text:p>
          </table:table-cell>
          <table:table-cell office:value-type="string" calcext:value-type="string">
            <text:p>Price per</text:p>
          </table:table-cell>
          <table:table-cell table:style-name="ce2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2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2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4" office:value-type="string" calcext:value-type="string">
            <text:p>boton_reservar</text:p>
          </table:table-cell>
          <table:table-cell office:value-type="string" calcext:value-type="string">
            <text:p>Reserve</text:p>
          </table:table-cell>
          <table:table-cell table:style-name="ce2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4" office:value-type="string" calcext:value-type="string">
            <text:p>enero</text:p>
          </table:table-cell>
          <table:table-cell office:value-type="string" calcext:value-type="string">
            <text:p>January</text:p>
          </table:table-cell>
          <table:table-cell table:style-name="ce2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4" office:value-type="string" calcext:value-type="string">
            <text:p>febrero</text:p>
          </table:table-cell>
          <table:table-cell office:value-type="string" calcext:value-type="string">
            <text:p>February</text:p>
          </table:table-cell>
          <table:table-cell table:style-name="ce2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4" office:value-type="string" calcext:value-type="string">
            <text:p>marzo</text:p>
          </table:table-cell>
          <table:table-cell office:value-type="string" calcext:value-type="string">
            <text:p>March</text:p>
          </table:table-cell>
          <table:table-cell table:style-name="ce2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4" office:value-type="string" calcext:value-type="string">
            <text:p>abril</text:p>
          </table:table-cell>
          <table:table-cell office:value-type="string" calcext:value-type="string">
            <text:p>April</text:p>
          </table:table-cell>
          <table:table-cell table:style-name="ce2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4" office:value-type="string" calcext:value-type="string">
            <text:p>mayo</text:p>
          </table:table-cell>
          <table:table-cell office:value-type="string" calcext:value-type="string">
            <text:p>May</text:p>
          </table:table-cell>
          <table:table-cell table:style-name="ce2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junio</text:p>
          </table:table-cell>
          <table:table-cell office:value-type="string" calcext:value-type="string">
            <text:p>June</text:p>
          </table:table-cell>
          <table:table-cell table:style-name="ce2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4" office:value-type="string" calcext:value-type="string">
            <text:p>julio</text:p>
          </table:table-cell>
          <table:table-cell office:value-type="string" calcext:value-type="string">
            <text:p>July</text:p>
          </table:table-cell>
          <table:table-cell table:style-name="ce2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4" office:value-type="string" calcext:value-type="string">
            <text:p>agosto</text:p>
          </table:table-cell>
          <table:table-cell office:value-type="string" calcext:value-type="string">
            <text:p>August</text:p>
          </table:table-cell>
          <table:table-cell table:style-name="ce2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4" office:value-type="string" calcext:value-type="string">
            <text:p>septiembre</text:p>
          </table:table-cell>
          <table:table-cell office:value-type="string" calcext:value-type="string">
            <text:p>September</text:p>
          </table:table-cell>
          <table:table-cell table:style-name="ce2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4" office:value-type="string" calcext:value-type="string">
            <text:p>octubre</text:p>
          </table:table-cell>
          <table:table-cell office:value-type="string" calcext:value-type="string">
            <text:p>October</text:p>
          </table:table-cell>
          <table:table-cell table:style-name="ce2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4" office:value-type="string" calcext:value-type="string">
            <text:p>noviembre</text:p>
          </table:table-cell>
          <table:table-cell office:value-type="string" calcext:value-type="string">
            <text:p>November</text:p>
          </table:table-cell>
          <table:table-cell table:style-name="ce2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4" office:value-type="string" calcext:value-type="string">
            <text:p>diciembre</text:p>
          </table:table-cell>
          <table:table-cell office:value-type="string" calcext:value-type="string">
            <text:p>December</text:p>
          </table:table-cell>
          <table:table-cell table:style-name="ce2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4" office:value-type="string" calcext:value-type="string">
            <text:p>corto_febrero</text:p>
          </table:table-cell>
          <table:table-cell office:value-type="string" calcext:value-type="string">
            <text:p>Feb</text:p>
          </table:table-cell>
          <table:table-cell table:style-name="ce24" office:value-type="string" calcext:value-type="string">
            <text:p>Feb</text:p>
          </table:table-cell>
          <table:table-cell table:number-columns-repeated="2" office:value-type="string" calcext:value-type="string">
            <text:p>Feb</text:p>
          </table:table-cell>
        </table:table-row>
        <table:table-row table:style-name="ro1">
          <table:table-cell table:style-name="ce14" office:value-type="string" calcext:value-type="string">
            <text:p>corto_marzo</text:p>
          </table:table-cell>
          <table:table-cell office:value-type="string" calcext:value-type="string">
            <text:p>Mar</text:p>
          </table:table-cell>
          <table:table-cell table:style-name="ce24" office:value-type="string" calcext:value-type="string">
            <text:p>Mar</text:p>
          </table:table-cell>
          <table:table-cell table:number-columns-repeated="2" office:value-type="string" calcext:value-type="string">
            <text:p>Mar</text:p>
          </table:table-cell>
        </table:table-row>
        <table:table-row table:style-name="ro1">
          <table:table-cell table:style-name="ce14" office:value-type="string" calcext:value-type="string">
            <text:p>corto_abril</text:p>
          </table:table-cell>
          <table:table-cell office:value-type="string" calcext:value-type="string">
            <text:p>Apr</text:p>
          </table:table-cell>
          <table:table-cell table:style-name="ce24" office:value-type="string" calcext:value-type="string">
            <text:p>Abr</text:p>
          </table:table-cell>
          <table:table-cell table:number-columns-repeated="2" office:value-type="string" calcext:value-type="string">
            <text:p>Apr</text:p>
          </table:table-cell>
        </table:table-row>
        <table:table-row table:style-name="ro1">
          <table:table-cell table:style-name="ce14" office:value-type="string" calcext:value-type="string">
            <text:p>corto_mayo</text:p>
          </table:table-cell>
          <table:table-cell office:value-type="string" calcext:value-type="string">
            <text:p>May</text:p>
          </table:table-cell>
          <table:table-cell table:style-name="ce2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corto_junio</text:p>
          </table:table-cell>
          <table:table-cell office:value-type="string" calcext:value-type="string">
            <text:p>Jun</text:p>
          </table:table-cell>
          <table:table-cell table:style-name="ce24" office:value-type="string" calcext:value-type="string">
            <text:p>Jun</text:p>
          </table:table-cell>
          <table:table-cell table:number-columns-repeated="2" office:value-type="string" calcext:value-type="string">
            <text:p>Jun</text:p>
          </table:table-cell>
        </table:table-row>
        <table:table-row table:style-name="ro1">
          <table:table-cell table:style-name="ce14" office:value-type="string" calcext:value-type="string">
            <text:p>corto_julio</text:p>
          </table:table-cell>
          <table:table-cell office:value-type="string" calcext:value-type="string">
            <text:p>Jul</text:p>
          </table:table-cell>
          <table:table-cell table:style-name="ce24" office:value-type="string" calcext:value-type="string">
            <text:p>Jul</text:p>
          </table:table-cell>
          <table:table-cell table:number-columns-repeated="2" office:value-type="string" calcext:value-type="string">
            <text:p>Jul</text:p>
          </table:table-cell>
        </table:table-row>
        <table:table-row table:style-name="ro1">
          <table:table-cell table:style-name="ce14" office:value-type="string" calcext:value-type="string">
            <text:p>corto_agosto</text:p>
          </table:table-cell>
          <table:table-cell office:value-type="string" calcext:value-type="string">
            <text:p>Aug</text:p>
          </table:table-cell>
          <table:table-cell table:style-name="ce2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4" office:value-type="string" calcext:value-type="string">
            <text:p>corto_septiembre</text:p>
          </table:table-cell>
          <table:table-cell office:value-type="string" calcext:value-type="string">
            <text:p>Sep</text:p>
          </table:table-cell>
          <table:table-cell table:style-name="ce24" office:value-type="string" calcext:value-type="string">
            <text:p>Sep</text:p>
          </table:table-cell>
          <table:table-cell table:number-columns-repeated="2" office:value-type="string" calcext:value-type="string">
            <text:p>Sep</text:p>
          </table:table-cell>
        </table:table-row>
        <table:table-row table:style-name="ro1">
          <table:table-cell table:style-name="ce14" office:value-type="string" calcext:value-type="string">
            <text:p>corto_octubre</text:p>
          </table:table-cell>
          <table:table-cell office:value-type="string" calcext:value-type="string">
            <text:p>Oct</text:p>
          </table:table-cell>
          <table:table-cell table:style-name="ce2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4" office:value-type="string" calcext:value-type="string">
            <text:p>corto_noviembre</text:p>
          </table:table-cell>
          <table:table-cell office:value-type="string" calcext:value-type="string">
            <text:p>Nov</text:p>
          </table:table-cell>
          <table:table-cell table:style-name="ce24" office:value-type="string" calcext:value-type="string">
            <text:p>Nov</text:p>
          </table:table-cell>
          <table:table-cell table:number-columns-repeated="2" office:value-type="string" calcext:value-type="string">
            <text:p>Nov</text:p>
          </table:table-cell>
        </table:table-row>
        <table:table-row table:style-name="ro1">
          <table:table-cell table:style-name="ce14" office:value-type="string" calcext:value-type="string">
            <text:p>corto_diciembre</text:p>
          </table:table-cell>
          <table:table-cell office:value-type="string" calcext:value-type="string">
            <text:p>Dec</text:p>
          </table:table-cell>
          <table:table-cell table:style-name="ce2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4" office:value-type="string" calcext:value-type="string">
            <text:p>domingo</text:p>
          </table:table-cell>
          <table:table-cell office:value-type="string" calcext:value-type="string">
            <text:p>Sunday</text:p>
          </table:table-cell>
          <table:table-cell table:style-name="ce2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4" office:value-type="string" calcext:value-type="string">
            <text:p>lunes</text:p>
          </table:table-cell>
          <table:table-cell office:value-type="string" calcext:value-type="string">
            <text:p>Monday</text:p>
          </table:table-cell>
          <table:table-cell table:style-name="ce2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4" office:value-type="string" calcext:value-type="string">
            <text:p>martes</text:p>
          </table:table-cell>
          <table:table-cell office:value-type="string" calcext:value-type="string">
            <text:p>Tuesday</text:p>
          </table:table-cell>
          <table:table-cell table:style-name="ce2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4" office:value-type="string" calcext:value-type="string">
            <text:p>miercoles</text:p>
          </table:table-cell>
          <table:table-cell office:value-type="string" calcext:value-type="string">
            <text:p>Wednesday</text:p>
          </table:table-cell>
          <table:table-cell table:style-name="ce2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4" office:value-type="string" calcext:value-type="string">
            <text:p>jueves</text:p>
          </table:table-cell>
          <table:table-cell office:value-type="string" calcext:value-type="string">
            <text:p>Thursday</text:p>
          </table:table-cell>
          <table:table-cell table:style-name="ce2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4" office:value-type="string" calcext:value-type="string">
            <text:p>viernes</text:p>
          </table:table-cell>
          <table:table-cell office:value-type="string" calcext:value-type="string">
            <text:p>Friday</text:p>
          </table:table-cell>
          <table:table-cell table:style-name="ce2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4" office:value-type="string" calcext:value-type="string">
            <text:p>sabado</text:p>
          </table:table-cell>
          <table:table-cell office:value-type="string" calcext:value-type="string">
            <text:p>Saturday</text:p>
          </table:table-cell>
          <table:table-cell table:style-name="ce2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4"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corto_lunes</text:p>
          </table:table-cell>
          <table:table-cell office:value-type="string" calcext:value-type="string">
            <text:p>Mon</text:p>
          </table:table-cell>
          <table:table-cell table:style-name="ce2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corto_martes</text:p>
          </table:table-cell>
          <table:table-cell office:value-type="string" calcext:value-type="string">
            <text:p>Tue</text:p>
          </table:table-cell>
          <table:table-cell table:style-name="ce2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corto_miercoles</text:p>
          </table:table-cell>
          <table:table-cell office:value-type="string" calcext:value-type="string">
            <text:p>Wed</text:p>
          </table:table-cell>
          <table:table-cell table:style-name="ce2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corto_jueves</text:p>
          </table:table-cell>
          <table:table-cell office:value-type="string" calcext:value-type="string">
            <text:p>Thu</text:p>
          </table:table-cell>
          <table:table-cell table:style-name="ce24" office:value-type="string" calcext:value-type="string">
            <text:p>Jue</text:p>
          </table:table-cell>
          <table:table-cell table:number-columns-repeated="2" office:value-type="string" calcext:value-type="string">
            <text:p>Thu</text:p>
          </table:table-cell>
        </table:table-row>
        <table:table-row table:style-name="ro1">
          <table:table-cell table:style-name="ce14" office:value-type="string" calcext:value-type="string">
            <text:p>corto_viernes</text:p>
          </table:table-cell>
          <table:table-cell office:value-type="string" calcext:value-type="string">
            <text:p>Fri</text:p>
          </table:table-cell>
          <table:table-cell table:style-name="ce2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corto_sabado</text:p>
          </table:table-cell>
          <table:table-cell office:value-type="string" calcext:value-type="string">
            <text:p>Sat</text:p>
          </table:table-cell>
          <table:table-cell table:style-name="ce24" office:value-type="string" calcext:value-type="string">
            <text:p>Sab</text:p>
          </table:table-cell>
          <table:table-cell table:number-columns-repeated="2" office:value-type="string" calcext:value-type="string">
            <text:p>Sat</text:p>
          </table:table-cell>
        </table:table-row>
        <table:table-row table:style-name="ro1">
          <table:table-cell table:style-name="ce14" office:value-type="string" calcext:value-type="string">
            <text:p>min_domingo</text:p>
          </table:table-cell>
          <table:table-cell office:value-type="string" calcext:value-type="string">
            <text:p>Su</text:p>
          </table:table-cell>
          <table:table-cell table:style-name="ce2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min_lunes</text:p>
          </table:table-cell>
          <table:table-cell office:value-type="string" calcext:value-type="string">
            <text:p>Mo</text:p>
          </table:table-cell>
          <table:table-cell table:style-name="ce2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min_martes</text:p>
          </table:table-cell>
          <table:table-cell office:value-type="string" calcext:value-type="string">
            <text:p>Tu</text:p>
          </table:table-cell>
          <table:table-cell table:style-name="ce2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min_miercoles</text:p>
          </table:table-cell>
          <table:table-cell office:value-type="string" calcext:value-type="string">
            <text:p>We</text:p>
          </table:table-cell>
          <table:table-cell table:style-name="ce2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min_jueves</text:p>
          </table:table-cell>
          <table:table-cell office:value-type="string" calcext:value-type="string">
            <text:p>Th</text:p>
          </table:table-cell>
          <table:table-cell table:style-name="ce24" office:value-type="string" calcext:value-type="string">
            <text:p>Ju</text:p>
          </table:table-cell>
          <table:table-cell table:number-columns-repeated="2" office:value-type="string" calcext:value-type="string">
            <text:p>Thu</text:p>
          </table:table-cell>
        </table:table-row>
        <table:table-row table:style-name="ro1">
          <table:table-cell table:style-name="ce14" office:value-type="string" calcext:value-type="string">
            <text:p>min_viernes</text:p>
          </table:table-cell>
          <table:table-cell office:value-type="string" calcext:value-type="string">
            <text:p>Fr</text:p>
          </table:table-cell>
          <table:table-cell table:style-name="ce2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min_sabado</text:p>
          </table:table-cell>
          <table:table-cell office:value-type="string" calcext:value-type="string">
            <text:p>Sa</text:p>
          </table:table-cell>
          <table:table-cell table:style-name="ce24" office:value-type="string" calcext:value-type="string">
            <text:p>Sa</text:p>
          </table:table-cell>
          <table:table-cell table:number-columns-repeated="2" office:value-type="string" calcext:value-type="string">
            <text:p>Sa</text:p>
          </table:table-cell>
        </table:table-row>
        <table:table-row table:style-name="ro1">
          <table:table-cell table:style-name="ce14" office:value-type="string" calcext:value-type="string">
            <text:p>cerrar_clock</text:p>
          </table:table-cell>
          <table:table-cell office:value-type="string" calcext:value-type="string">
            <text:p>Close</text:p>
          </table:table-cell>
          <table:table-cell table:style-name="ce2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4" office:value-type="string" calcext:value-type="string">
            <text:p>anterior_clock</text:p>
          </table:table-cell>
          <table:table-cell office:value-type="string" calcext:value-type="string">
            <text:p>&lt; Prev</text:p>
          </table:table-cell>
          <table:table-cell table:style-name="ce14"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4" office:value-type="string" calcext:value-type="string">
            <text:p>siguiente_clock</text:p>
          </table:table-cell>
          <table:table-cell office:value-type="string" calcext:value-type="string">
            <text:p>Next &gt;</text:p>
          </table:table-cell>
          <table:table-cell table:style-name="ce14"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4" office:value-type="string" calcext:value-type="string">
            <text:p>hoy_clock</text:p>
          </table:table-cell>
          <table:table-cell office:value-type="string" calcext:value-type="string">
            <text:p>Today</text:p>
          </table:table-cell>
          <table:table-cell table:style-name="ce2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2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2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2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4" office:value-type="string" calcext:value-type="string">
            <text:p>alt_icono_condiciones</text:p>
          </table:table-cell>
          <table:table-cell table:style-name="ce14"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2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4" office:value-type="string" calcext:value-type="string">
            <text:p>alt_cambio_manual</text:p>
          </table:table-cell>
          <table:table-cell table:style-name="ce14"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4" office:value-type="string" calcext:value-type="string">
            <text:p>alt_cambio_auto</text:p>
          </table:table-cell>
          <table:table-cell table:style-name="ce14"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4"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4"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4"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2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2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4"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4"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4"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4"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4"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4"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4"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4"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4"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4"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4"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4"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4"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4"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4" office:value-type="string" calcext:value-type="string">
            <text:p>permiso_conducir_interna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conductor_adi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pago_condiciones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4"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4"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3">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4"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3">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4"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4"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4"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4"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14"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4"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4"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4"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4"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4"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14"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4"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25" office:value-type="string" calcext:value-type="string">
            <text:p>Silla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4"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4" office:value-type="string" calcext:value-type="string">
            <text:p>Las silla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4"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14"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4"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4">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14"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4"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4"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4"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4"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4"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tienen cargo adicional de 3€ al dia en la oferta </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are charged 3€ per day or additional supplement in the offer.</text:p>
          </table:table-cell>
          <table:table-cell office:value-type="string" calcext:value-type="string">
            <text:p>Las sillas de niños tienen cargo adicional de 3€ al dia en la oferta</text:p>
          </table:table-cell>
          <table:table-cell office:value-type="string" calcext:value-type="string">
            <text:p>I seggiolini per bambini hanno un costo di 3€ al giorno o un supplemento aggiuntivo nell'offerta.</text:p>
          </table:table-cell>
          <table:table-cell office:value-type="string" calcext:value-type="string">
            <text:p>Kindersitze, es ist kein Aufpreis oder Zuschlag im Angebot.Kindersitze werden mit 3€ pro Tag oder zusätzlichem Zuschlag im Angebot berechne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4"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4"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4"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4"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4"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4"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4"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4"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3">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4"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4"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4"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itulo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4"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4"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4" office:value-type="string" calcext:value-type="string">
            <text:p>In case we need to reach you urgently</text:p>
          </table:table-cell>
          <table:table-cell table:style-name="ce14" office:value-type="string" calcext:value-type="string">
            <text:p>Por si tenemos que contactar contigo</text:p>
          </table:table-cell>
          <table:table-cell table:style-name="ce14" office:value-type="string" calcext:value-type="string">
            <text:p>Se abbiamo bisogno di contattarti urgentemente</text:p>
          </table:table-cell>
          <table:table-cell table:style-name="ce14"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4"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6"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22"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22"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22"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22"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22"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22"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22"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4"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4"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22"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22"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4" office:value-type="string" calcext:value-type="string">
            <text:p>vehiculo_seleccionado</text:p>
          </table:table-cell>
          <table:table-cell office:value-type="string" calcext:value-type="string">
            <text:p>SELECTED VEHICLE</text:p>
          </table:table-cell>
          <table:table-cell table:style-name="ce22"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4" office:value-type="string" calcext:value-type="string">
            <text:p>alt_icono_no_chequeo_reserva</text:p>
          </table:table-cell>
          <table:table-cell office:value-type="string" calcext:value-type="string">
            <text:p>error not checking checkbox</text:p>
          </table:table-cell>
          <table:table-cell table:style-name="ce14"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4"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4" office:value-type="string" calcext:value-type="string">
            <text:p>RESERVATION PICK-UP</text:p>
          </table:table-cell>
          <table:table-cell table:style-name="ce14" office:value-type="string" calcext:value-type="string">
            <text:p>RECOGIDA DE RESERVA</text:p>
          </table:table-cell>
          <table:table-cell table:style-name="ce14" office:value-type="string" calcext:value-type="string">
            <text:p>PRENOTAZIONE RACCOLTA</text:p>
          </table:table-cell>
          <table:table-cell table:style-name="ce14"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22"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4" office:value-type="string" calcext:value-type="string">
            <text:p>SÍGUENOS</text:p>
          </table:table-cell>
          <table:table-cell office:value-type="string" calcext:value-type="string">
            <text:p>SEGUICI</text:p>
          </table:table-cell>
          <table:table-cell table:style-name="ce14"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4"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22"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4"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4"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22"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4"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4"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14"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4"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4" office:value-type="string" calcext:value-type="string">
            <text:p>titulo_politica_anulacion_footer</text:p>
          </table:table-cell>
          <table:table-cell table:style-name="ce21" office:value-type="string" calcext:value-type="string">
            <text:p>Cancellation policy</text:p>
          </table:table-cell>
          <table:table-cell table:style-name="ce14" office:value-type="string" calcext:value-type="string">
            <text:p>Politica de cancelación</text:p>
          </table:table-cell>
          <table:table-cell table:style-name="ce14" office:value-type="string" calcext:value-type="string">
            <text:p>Politica di cancellazione</text:p>
          </table:table-cell>
          <table:table-cell table:style-name="ce14" office:value-type="string" calcext:value-type="string">
            <text:p>Stornierungsbedingungen</text:p>
          </table:table-cell>
        </table:table-row>
        <table:table-row table:style-name="ro9">
          <table:table-cell table:style-name="ce14" office:value-type="string" calcext:value-type="string">
            <text:p>contenido_politica_anulacion_footer</text:p>
          </table:table-cell>
          <table:table-cell table:style-name="ce14"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14"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14"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14"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14" office:value-type="string" calcext:value-type="string">
            <text:p>titulo_seguro_footer</text:p>
          </table:table-cell>
          <table:table-cell table:style-name="ce14" office:value-type="string" calcext:value-type="string">
            <text:p>Insurance</text:p>
          </table:table-cell>
          <table:table-cell table:style-name="ce14" office:value-type="string" calcext:value-type="string">
            <text:p>Seguro</text:p>
          </table:table-cell>
          <table:table-cell table:style-name="ce14" office:value-type="string" calcext:value-type="string">
            <text:p>Assicurazione</text:p>
          </table:table-cell>
          <table:table-cell table:style-name="ce21" office:value-type="string" calcext:value-type="string">
            <text:p>Versicherung</text:p>
          </table:table-cell>
        </table:table-row>
        <table:table-row table:style-name="ro10">
          <table:table-cell table:style-name="ce14" office:value-type="string" calcext:value-type="string">
            <text:p>contenido_seguro_footer</text:p>
          </table:table-cell>
          <table:table-cell table:style-name="ce14"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14"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4"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4"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14" office:value-type="string" calcext:value-type="string">
            <text:p>titulo_sillas_footer</text:p>
          </table:table-cell>
          <table:table-cell table:style-name="ce14" office:value-type="string" calcext:value-type="string">
            <text:p>Child seats and boosters</text:p>
          </table:table-cell>
          <table:table-cell table:style-name="ce14" office:value-type="string" calcext:value-type="string">
            <text:p>Sillas y elevadores de niños</text:p>
          </table:table-cell>
          <table:table-cell table:style-name="ce14" office:value-type="string" calcext:value-type="string">
            <text:p>Seggiolini per bambini e seggiolini</text:p>
          </table:table-cell>
          <table:table-cell table:style-name="ce14" office:value-type="string" calcext:value-type="string">
            <text:p>Kindersitze und Sitzerhöhungen</text:p>
          </table:table-cell>
        </table:table-row>
        <table:table-row table:style-name="ro10">
          <table:table-cell table:style-name="ce14" office:value-type="string" calcext:value-type="string">
            <text:p>contenido_sillas_footer</text:p>
          </table:table-cell>
          <table:table-cell table:style-name="ce14" office:value-type="string" calcext:value-type="string">
            <text:p>Child seats and boosters are approved according to European regulations (CE). They have an additional cost of 3€ per day. Please check age and weight specifications when making your reservation. This service is subject to availability.</text:p>
          </table:table-cell>
          <table:table-cell table:style-name="ce14" office:value-type="string" calcext:value-type="string">
            <text:p>Las sillas y elevadores de niños, están homologados según las normativas europeas (CE). Tienen un coste adicional de 3€ al dia. Revise especificaciones de edad y peso a la hora de seleccionarlo en su reserva. Este servicio está sujeto a disponibilidad.</text:p>
          </table:table-cell>
          <table:table-cell table:style-name="ce14" office:value-type="string" calcext:value-type="string">
            <text:p>I seggiolini per bambini e i rialzi sono approvati secondo le normative europee (CE). Hanno un costo aggiuntivo di 3€ al giorno. Si prega di controllare le specifiche di età e peso al momento della prenotazione. Questo servizio è soggetto a disponibilità.</text:p>
          </table:table-cell>
          <table:table-cell table:style-name="ce14" office:value-type="string" calcext:value-type="string">
            <text:p>Kindersitze und Sitzerhöhungen sind nach den europäischen Vorschriften (CE) zugelassen. Sie kosten zusätzlich 3 € pro Tag. Bitte überprüfen Sie bei der Reservierung die Alters- und Gewichtsangaben. Dieser Service ist von der Verfügbarkeit abhängig.</text:p>
          </table:table-cell>
        </table:table-row>
        <table:table-row table:style-name="ro1">
          <table:table-cell table:style-name="ce14" office:value-type="string" calcext:value-type="string">
            <text:p>titulo_nosotros_footer</text:p>
          </table:table-cell>
          <table:table-cell table:style-name="ce14" office:value-type="string" calcext:value-type="string">
            <text:p>About us</text:p>
          </table:table-cell>
          <table:table-cell table:style-name="ce14" office:value-type="string" calcext:value-type="string">
            <text:p>Nosotros</text:p>
          </table:table-cell>
          <table:table-cell table:style-name="ce14" office:value-type="string" calcext:value-type="string">
            <text:p>Chi siamo</text:p>
          </table:table-cell>
          <table:table-cell table:style-name="ce14" office:value-type="string" calcext:value-type="string">
            <text:p>Über uns</text:p>
          </table:table-cell>
        </table:table-row>
        <table:table-row table:style-name="ro11">
          <table:table-cell table:style-name="ce14" office:value-type="string" calcext:value-type="string">
            <text:p>contenido_nosotros_footer</text:p>
          </table:table-cell>
          <table:table-cell table:style-name="ce14"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14"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14"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14"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2">
          <table:table-cell table:style-name="ce14" office:value-type="string" calcext:value-type="string">
            <text:p>inscritoko</text:p>
          </table:table-cell>
          <table:table-cell table:style-name="ce14" office:value-type="string" calcext:value-type="string">
            <text:p>Failure to register</text:p>
          </table:table-cell>
          <table:table-cell table:style-name="ce14" office:value-type="string" calcext:value-type="string">
            <text:p>Fallo al inscribirse</text:p>
          </table:table-cell>
          <table:table-cell table:style-name="ce14" office:value-type="string" calcext:value-type="string">
            <text:p>Mancata registrazione</text:p>
          </table:table-cell>
          <table:table-cell table:style-name="ce14" office:value-type="string" calcext:value-type="string">
            <text:p>Versäumnis der Registrierung</text:p>
          </table:table-cell>
        </table:table-row>
        <table:table-row table:style-name="ro1">
          <table:table-cell table:style-name="ce14" office:value-type="string" calcext:value-type="string">
            <text:p>inscritook</text:p>
          </table:table-cell>
          <table:table-cell office:value-type="string" calcext:value-type="string">
            <text:p>Correctly registered</text:p>
          </table:table-cell>
          <table:table-cell table:style-name="ce22"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br}{br} Thank you for choosing {C1}. <text:s text:c="4"/>{br}{br}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br}{br} The details of your reservation are: <text:s text:c="4"/>{br}{br}{Z3}&lt;hr&gt; Locator: {G1} {br}Vehicle: {D1} or similar {br}Pick-up date: {E1} {E3}{br}Return date: {F1} {E4} {br}Rental: {Y1} {R1} {R2} {R3} {br} Online payment: {D6}€ {br} Payment on collection: {D7}€ {br} Total payment: {D8}€ {br}{br}{br} If you need to get in touch, for any questions or information about your booking, our email address is {H1}.{br}{br} &lt;hr&gt;{C1}{br} {H1}{br} {J1}{br} {K1}{br}{Z4}{br}{Z4} </text:p>
          </table:table-cell>
          <table:table-cell table:style-name="Default" office:value-type="string" calcext:value-type="string">
            <text:p>Hola {A1}, <text:s text:c="4"/>{br}{br} <text:s text:c="4"/>Gracias por elegir {C1}. <text:s text:c="4"/>{br}{br}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br}{br} Los datos de su reserva son: <text:s text:c="4"/>{br}{br}{Z3}&lt;hr&gt; <text:s text:c="3"/>Localizador: {G1} <text:s text:c="4"/>{br} <text:s text:c="4"/>Vehículo: {D1} o similar {br}Fecha de recogida: {E1} {E3}{br}Fecha de Devolución: {F1} {E4} {br} Alquiler: {Y1} {R1} {R2} {R3} <text:s/>{br} Pago online: {D6}€ {br} Pago a la recogida: {D7}€ {br} Pago total: {D8}€ {br}{br} <text:s text:c="4"/>Si necesita ponerse en contacto, para cualquier duda o información sobre su reserva, nuestro correo electrónico es {H1}.{br}{br} &lt;hr&gt;{C1}{br} <text:s text:c="4"/>{H1}{br} <text:s text:c="4"/>{J1}{br} <text:s text:c="4"/>{K1}{br}{Z4} </text:p>
          </table:table-cell>
          <table:table-cell office:value-type="string" calcext:value-type="string">
            <text:p>Ciao {A1}, {br}{br} Grazie per aver scelto {C1}. <text:s text:c="4"/>{br}{br} Questo messaggio è per informarla che abbiamo registrato con successo la sua prenotazione di {D1} o simile, tra le date di {E1} / {F1}. A breve riceverete un'e-mail con la conferma della vostra prenotazione. Si prega di notare che è necessario presentare il numero di riferimento della prenotazione il giorno del ritiro. {br}{br} I dettagli della sua prenotazione sono: <text:s text:c="4"/>{br}{br}{Z3}&lt;hr&gt; Localizzatore: {G1} {br}Veicolo: {D1} o simile {br}Data di ritiro: {E1} {E3}{br}Data di ritorno: {F1} {E4} {br}Rental: {Y1} {R1} {R2} {R3} {br} Pagamento online: {D6}€ {br} Pagamento al ritiro: {D7}€ {br} Pagamento totale: {D8}€ {br}{br}{br} Se hai bisogno di metterti in contatto, per qualsiasi domanda o informazione sulla tua prenotazione, il nostro indirizzo email è {H1}.{br}{br} &lt;hr&gt;{C1}{br} {H1}{br} {J1}{br} {K1}{br}{br}{Z4}</text:p>
          </table:table-cell>
          <table:table-cell office:value-type="string" calcext:value-type="string">
            <text:p>Hallo {A1}, {br}{br} Danke, dass Sie sich für {C1} entschieden haben. <text:s text:c="4"/>{br}{br}Mit dieser Nachricht teilen wir Ihnen mit, dass wir Ihre Buchung von {D1} oder ähnlichem, zwischen den Daten {E1} / {F1} erfolgreich registriert haben. Sie werden in Kürze eine E-Mail mit der Bestätigung Ihrer Buchung erhalten. Bitte beachten Sie, dass Sie am Tag der Abholung Ihre Buchungsnummer vorlegen müssen. {br}{br} Die Details Ihrer Reservierung sind: <text:s text:c="4"/>{br}{br}{Z3}&lt;hr&gt; Standort: {G1} {br}Fahrzeug: {D1} oder ähnlich {br}Abholdatum: {E1} {E3}{br}Rückgabedatum: {F1} {E4} {br}Miete: {Y1} {R1} {R2} {R3} {br} Online-Zahlung: {D6}€ {br} Zahlung bei Abholung: {D7}€ {br} Gesamtzahlung: {D8}€ {br}{br}{br}{br} Wenn Sie sich mit uns in Verbindung setzen möchten, um Fragen oder Informationen zu Ihrer Buchung zu erhalten, lautet unsere E-Mail-Adresse {H1}.{br}{br}{br} &lt;hr&gt;{C1}{br} {H1}{br} {J1}{br} {K1}{br}{Z4}</text:p>
          </table:table-cell>
        </table:table-row>
        <table:table-row table:style-name="ro1">
          <table:table-cell office:value-type="string" calcext:value-type="string">
            <text:p>reserva_confirmacion</text:p>
          </table:table-cell>
          <table:table-cell office:value-type="string" calcext:value-type="string">
            <text:p>Hello {A1}, {br} Once again, thank you for choosing RentCarMallorca. {br} Please be informed that your booking of {D1} or similar, between the dates of {E1} {E3} / {F1} {E4} has been successfully confirmed. The collection of the vehicle is at our offices. At the bottom of our website you will find a map, where you can find our location, which as you can see is only 3,4 Km from Palma de Mallorca airport. {br}{br}The details of your reservation are: {br}{br}{Z3}&lt;hr&gt; Locator: {G1} {br} Vehicle: {D1} or similar {br} Pick up date: {E1} {E3} {br} Return date: {F1} {E4} {br} Rental: {Y1} {R1} {R2} {R3} {br} Payment online: {D6}€ {br} Payment on collection: {D7}€ {br} Payment in full: {D8}€ {br}{br} If you need to get in touch, for any questions or information about your booking, our email is servicios@rentcarmallorca.es {br} Let the holiday countdown begin! {br}{br}&lt;hr&gt; {C1}{br}{H1}{br}{J1}{br}{K1}{br}{Z4}</text:p>
          </table:table-cell>
          <table:table-cell table:style-name="Default" office:value-type="string" calcext:value-type="string">
            <text:p>Hola {A1}, {br} Una vez más, gracias por elegir RentCarMallorca. {br}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br}{br}Los datos de su reserva son: {br}{br}{Z3}&lt;hr&gt; Localizador: {G1} {br} Vehículo: {D1} o similar {br} <text:s text:c="4"/>Fecha de recogida: {E1} {E3} <text:s text:c="4"/>{br} <text:s text:c="4"/>Fecha de Devolución: {F1} {E4} {br} Alquiler: {Y1} {R1} {R2} {R3} <text:s/>{br} Pago online: {D6}€ {br} Pago a la recogida: {D7}€ {br} Pago total: {D8}€ {br}{br} Si necesita ponerse en contacto, para cualquier duda o información sobre su reserva, nuestro correo electrónico es servicios@rentcarmallorca.es <text:s/>{br} ¡Que comience la cuenta atrás de las vacaciones! {br}{br}&lt;hr&gt; {C1}{br} <text:s text:c="4"/>{H1}{br} <text:s text:c="4"/>{J1}{br} <text:s text:c="4"/>{K1}{br}{Z4} </text:p>
          </table:table-cell>
          <table:table-cell office:value-type="string" calcext:value-type="string">
            <text:p>Ciao {A1}, {br} Ancora una volta, grazie per aver scelto RentCarMallorca. {br} La informiamo che la sua prenotazione di {D1} o simile, tra le date di {E1} {E3} / {F1} {E4} è stata confermata con successo. Il ritiro del veicolo è presso i nostri uffici. Nella parte inferiore del nostro sito web troverete una mappa, dove si può trovare la nostra posizione, che come si può vedere è solo 3,4 Km dall'aeroporto di Palma de Mallorca. {br}{br} I dettagli della sua prenotazione sono: {br}{br}{Z3}&lt;hr&gt; Localizzatore: {G1} {br} Veicolo: {D1} o simile {br} Data di ritiro: {E1} {E3} {br} Data di ritorno: {F1} {E4} {br} Noleggio: {Y1} {R1} {R2} {R3} {br} Pagamento online: {D6}€ {br} Pagamento al ritiro: {D7}€ {br} Pagamento completo: {D8}€ {br}{br} Se hai bisogno di metterti in contatto, per qualsiasi domanda o informazione sulla tua prenotazione, la nostra email è servicios@rentcarmallorca.es {br} Che il conto alla rovescia delle vacanze abbia inizio! {br}{br}&lt;hr&gt; {C1}{br}{H1}{br}{J1}{br}{K1}{br}{Z4}</text:p>
          </table:table-cell>
          <table:table-cell office:value-type="string" calcext:value-type="string">
            <text:p>Hallo {A1}, {br} Nochmals vielen Dank, dass Sie sich für RentCarMallorca entschieden haben. {br} Bitte beachten Sie, dass Ihre Buchung von {D1} oder ähnlich, zwischen den Daten {E1} {E3} / {F1} {E4} erfolgreich bestätigt wurde. Die Abholung des Fahrzeugs erfolgt in unseren Geschäftsräumen. Unten auf unserer Website finden Sie eine Karte, auf der Sie unseren Standort finden können, der, wie Sie sehen können, nur 3,4 km vom Flughafen Palma de Mallorca entfernt ist. {br}{br}Die Details Ihrer Reservierung sind: {br}{br}{Z3}&lt;hr&gt; Locator: {G1} {br} Fahrzeug: {D1} oder ähnlich {br} Abholdatum: {E1} {E3} {br} Rückgabedatum: {F1} {E4} {br} Vermietung: {Y1} {R1} {R2} {R3} {br} Online-Zahlung: {D6}€ {br} Zahlung bei Abholung: {D7}€ {br} Gesamtzahlung: {D8}€ {br}{br} Wenn Sie Fragen haben oder Informationen zu Ihrer Buchung benötigen, wenden Sie sich bitte an servicios@rentcarmallorca.es {br} Der Urlaubs-Countdown kann beginnen! {br}{br}&lt;hr&gt; {C1}{br}{H1}{br}{J1}{br}{K1}{br}{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office:value-type="string" calcext:value-type="string">
            <text:p>remplazo_conductor_joven</text:p>
          </table:table-cell>
          <table:table-cell office:value-type="string" calcext:value-type="string">
            <text:p>{br} Young Driver: {D9}€</text:p>
          </table:table-cell>
          <table:table-cell table:style-name="Default" office:value-type="string" calcext:value-type="string">
            <text:p>{br} Conductor Joven: {D9}€</text:p>
          </table:table-cell>
          <table:table-cell office:value-type="string" calcext:value-type="string">
            <text:p>{br} Giovane autista: {D9}€</text:p>
          </table:table-cell>
          <table:table-cell office:value-type="string" calcext:value-type="string">
            <text:p>{br} Junger Fahrer: {D9}€</text:p>
          </table:table-cell>
        </table:table-row>
        <table:table-row table:style-name="ro1">
          <table:table-cell office:value-type="string" calcext:value-type="string">
            <text:p>remplazo_sillas</text:p>
          </table:table-cell>
          <table:table-cell office:value-type="string" calcext:value-type="string">
            <text:p>{br} Number of child seats: {D2} {D4}€</text:p>
          </table:table-cell>
          <table:table-cell table:style-name="Default" office:value-type="string" calcext:value-type="string">
            <text:p>{br} Numero sillas niños: {D2} <text:s/>{D4}€</text:p>
          </table:table-cell>
          <table:table-cell office:value-type="string" calcext:value-type="string">
            <text:p>{br} Numero di posti per bambini: {D2} {D4}€</text:p>
          </table:table-cell>
          <table:table-cell office:value-type="string" calcext:value-type="string">
            <text:p>{br} Anzahl der Kindersitze: {D2} {D4}€</text:p>
          </table:table-cell>
        </table:table-row>
        <table:table-row table:style-name="ro1">
          <table:table-cell office:value-type="string" calcext:value-type="string">
            <text:p>remplazo_booster</text:p>
          </table:table-cell>
          <table:table-cell office:value-type="string" calcext:value-type="string">
            <text:p>{br} Number of child boosters: {D3} {D5}€ </text:p>
          </table:table-cell>
          <table:table-cell table:style-name="Default" office:value-type="string" calcext:value-type="string">
            <text:p>{br} Numero Elevadores niños: {D3} <text:s/>{D5}€</text:p>
          </table:table-cell>
          <table:table-cell office:value-type="string" calcext:value-type="string">
            <text:p>{br} Numero di ascensori per bambini: {D3} {D5}€</text:p>
          </table:table-cell>
          <table:table-cell office:value-type="string" calcext:value-type="string">
            <text:p>{br} Anzahl der Kinderaufzüge: {D3} {D5}€</text:p>
          </table:table-cell>
        </table:table-row>
        <table:table-row table:style-name="ro1">
          <table:table-cell table:style-name="ce14" office:value-type="string" calcext:value-type="string">
            <text:p>titulomuestraofertas</text:p>
          </table:table-cell>
          <table:table-cell office:value-type="string" calcext:value-type="string">
            <text:p>Sample Offers found</text:p>
          </table:table-cell>
          <table:table-cell table:style-name="ce1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4"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14"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14" office:value-type="string" calcext:value-type="string">
            <text:p>Confirmación de reserva con localizador</text:p>
          </table:table-cell>
          <table:table-cell office:value-type="string" calcext:value-type="string">
            <text:p>Conferma della prenotazione con localizzatore</text:p>
          </table:table-cell>
          <table:table-cell table:style-name="ce27"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14" office:value-type="string" calcext:value-type="string">
            <text:p>Welcome to….</text:p>
          </table:table-cell>
          <table:table-cell table:style-name="ce14" office:value-type="string" calcext:value-type="string">
            <text:p>Bienvenido al …..</text:p>
          </table:table-cell>
          <table:table-cell table:style-name="ce14" office:value-type="string" calcext:value-type="string">
            <text:p>Benvenuto…</text:p>
          </table:table-cell>
          <table:table-cell table:style-name="ce14" office:value-type="string" calcext:value-type="string">
            <text:p>Willkommen….</text:p>
          </table:table-cell>
        </table:table-row>
        <table:table-row table:style-name="ro1">
          <table:table-cell table:style-name="ce14" office:value-type="string" calcext:value-type="string">
            <text:p>reservacompletada</text:p>
          </table:table-cell>
          <table:table-cell office:value-type="string" calcext:value-type="string">
            <text:p>Reservation completed:</text:p>
          </table:table-cell>
          <table:table-cell table:style-name="ce22"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22"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22"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22"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22"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22"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22"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4" office:value-type="string" calcext:value-type="string">
            <text:p>tooltip_fecha_recogida_informacion</text:p>
          </table:table-cell>
          <table:table-cell office:value-type="string" calcext:value-type="string">
            <text:p>Choose the day of pick up of the vehicle</text:p>
          </table:table-cell>
          <table:table-cell table:style-name="ce22"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4" office:value-type="string" calcext:value-type="string">
            <text:p>tooltip_hora_recogida_informacion</text:p>
          </table:table-cell>
          <table:table-cell office:value-type="string" calcext:value-type="string">
            <text:p>Choose the pick up time of the vehicle</text:p>
          </table:table-cell>
          <table:table-cell table:style-name="ce22"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4" office:value-type="string" calcext:value-type="string">
            <text:p>tooltip_fecha_devolucion_informacion</text:p>
          </table:table-cell>
          <table:table-cell office:value-type="string" calcext:value-type="string">
            <text:p>Choose the day of return of the vehicle</text:p>
          </table:table-cell>
          <table:table-cell table:style-name="ce22"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4" office:value-type="string" calcext:value-type="string">
            <text:p>tooltip_hora_devolucion_informacion</text:p>
          </table:table-cell>
          <table:table-cell office:value-type="string" calcext:value-type="string">
            <text:p>Choose the time of return of the vehicle</text:p>
          </table:table-cell>
          <table:table-cell table:style-name="ce22"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14" office:value-type="string" calcext:value-type="string">
            <text:p>tooltip_edad_anyos_carnet_informacion</text:p>
          </table:table-cell>
          <table:table-cell office:value-type="string" calcext:value-type="string">
            <text:p>Minimum 2 years driving licence</text:p>
          </table:table-cell>
          <table:table-cell table:style-name="ce22"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tooltip_edad_conductor_informacion</text:p>
          </table:table-cell>
          <table:table-cell office:value-type="string" calcext:value-type="string">
            <text:p>Driver's age</text:p>
          </table:table-cell>
          <table:table-cell table:style-name="ce22"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5" office:value-type="string" calcext:value-type="string">
            <text:p>tooltip_boton_ver_precios_informacion</text:p>
          </table:table-cell>
          <table:table-cell office:value-type="string" calcext:value-type="string">
            <text:p>Click to see the prices</text:p>
          </table:table-cell>
          <table:table-cell table:style-name="ce22"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4"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4"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4"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4"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14"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4">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14"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14"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14"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4"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14" office:value-type="string" calcext:value-type="string">
            <text:p>titulo_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14" office:value-type="string" calcext:value-type="string">
            <text:p>titulo_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14" office:value-type="string" calcext:value-type="string">
            <text:p>titulo_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22" office:value-type="string" calcext:value-type="string">
            <text:p>The client undertakes to return the vehicle with the same level of fuel with which it was delivered, assuming the cost of the difference if any.</text:p>
          </table:table-cell>
          <table:table-cell table:style-name="ce22" office:value-type="string" calcext:value-type="string">
            <text:p>El cliente se compromete a devolver el vehiculo con el mismo nivel de combustible con el que se le entregó, asumiendo el coste de la diferencia si la hubiera.</text:p>
          </table:table-cell>
          <table:table-cell table:style-name="ce22" office:value-type="string" calcext:value-type="string">
            <text:p>Il cliente si impegna a restituire il veicolo con lo stesso livello di carburante con cui è stato consegnato, assumendo il costo dell'eventuale differenza.</text:p>
          </table:table-cell>
          <table:table-cell table:style-name="ce22"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22"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22"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22"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22"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3">
          <table:table-cell office:value-type="string" calcext:value-type="string">
            <text:p>contenido_enlace_conductoradicional</text:p>
          </table:table-cell>
          <table:table-cell table:style-name="ce22" office:value-type="string" calcext:value-type="string">
            <text:p>Maximum number of additional drivers per rental: 1.</text:p>
          </table:table-cell>
          <table:table-cell table:style-name="ce22" office:value-type="string" calcext:value-type="string">
            <text:p>Número máximo de conductores adicionales por alquiler: 1.</text:p>
          </table:table-cell>
          <table:table-cell table:style-name="ce22"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14" office:value-type="string" calcext:value-type="string">
            <text:p>overlay_titulo_reserva</text:p>
          </table:table-cell>
          <table:table-cell table:style-name="ce22" office:value-type="string" calcext:value-type="string">
            <text:p>Locator:</text:p>
          </table:table-cell>
          <table:table-cell table:style-name="ce22" office:value-type="string" calcext:value-type="string">
            <text:p>Localizador:</text:p>
          </table:table-cell>
          <table:table-cell table:style-name="ce22" office:value-type="string" calcext:value-type="string">
            <text:p>Localizzatore:</text:p>
          </table:table-cell>
          <table:table-cell table:style-name="ce22" office:value-type="string" calcext:value-type="string">
            <text:p>Reservesuchgerät:</text:p>
          </table:table-cell>
        </table:table-row>
        <table:table-row table:style-name="ro4">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14"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14"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22"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22"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22"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14" office:value-type="string" calcext:value-type="string">
            <text:p>yafalta</text:p>
          </table:table-cell>
          <table:table-cell office:value-type="string" calcext:value-type="string">
            <text:p>Less time to go ....</text:p>
          </table:table-cell>
          <table:table-cell table:style-name="ce14"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14"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14"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22"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3">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14"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9">
          <table:table-cell table:style-name="ce14" office:value-type="string" calcext:value-type="string">
            <text:p>description_cookie</text:p>
          </table:table-cell>
          <table:table-cell table:style-name="ce14"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22"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1">
          <table:table-cell office:value-type="string" calcext:value-type="string">
            <text:p>settings_cookie</text:p>
          </table:table-cell>
          <table:table-cell table:style-name="ce14" office:value-type="string" calcext:value-type="string">
            <text:p>Cookie settings</text:p>
          </table:table-cell>
          <table:table-cell table:style-name="ce22" office:value-type="string" calcext:value-type="string">
            <text:p>Configuración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14" office:value-type="string" calcext:value-type="string">
            <text:p>Accept cookies</text:p>
          </table:table-cell>
          <table:table-cell table:style-name="ce22"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2">
          <table:table-cell office:value-type="string" calcext:value-type="string">
            <text:p>statement_cookie</text:p>
          </table:table-cell>
          <table:table-cell table:style-name="ce14" office:value-type="string" calcext:value-type="string">
            <text:p>Our cookie statement</text:p>
          </table:table-cell>
          <table:table-cell table:style-name="ce22"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14" office:value-type="string" calcext:value-type="string">
            <text:p>Save settings</text:p>
          </table:table-cell>
          <table:table-cell table:style-name="ce22"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14" office:value-type="string" calcext:value-type="string">
            <text:p>Always on</text:p>
          </table:table-cell>
          <table:table-cell table:style-name="ce22"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2">
          <table:table-cell office:value-type="string" calcext:value-type="string">
            <text:p>cookie_essential_title_cookie</text:p>
          </table:table-cell>
          <table:table-cell table:style-name="ce14" office:value-type="string" calcext:value-type="string">
            <text:p>Essential website cookies</text:p>
          </table:table-cell>
          <table:table-cell table:style-name="ce22"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7">
          <table:table-cell office:value-type="string" calcext:value-type="string">
            <text:p>cookie_essential_desc_cookie</text:p>
          </table:table-cell>
          <table:table-cell table:style-name="ce14"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22"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14" office:value-type="string" calcext:value-type="string">
            <text:p>Performance cookies</text:p>
          </table:table-cell>
          <table:table-cell table:style-name="ce22"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8">
          <table:table-cell office:value-type="string" calcext:value-type="string">
            <text:p>cookie_performance_desc_cookie</text:p>
          </table:table-cell>
          <table:table-cell table:style-name="ce14"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22"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14" office:value-type="string" calcext:value-type="string">
            <text:p>Analytics cookies</text:p>
          </table:table-cell>
          <table:table-cell table:style-name="ce22"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7">
          <table:table-cell office:value-type="string" calcext:value-type="string">
            <text:p>cookie_analytics_desc_cookie</text:p>
          </table:table-cell>
          <table:table-cell table:style-name="ce14"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22"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14" office:value-type="string" calcext:value-type="string">
            <text:p>Marketing cookies</text:p>
          </table:table-cell>
          <table:table-cell table:style-name="ce22"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19">
          <table:table-cell office:value-type="string" calcext:value-type="string">
            <text:p>cookie_marketing_desc_cookie</text:p>
          </table:table-cell>
          <table:table-cell table:style-name="ce14"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22"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table-cell office:value-type="string" calcext:value-type="string">
            <text:p>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1">
          <table:table-cell office:value-type="string" calcext:value-type="string">
            <text:p>titulo_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2">
          <table:table-cell office:value-type="string" calcext:value-type="string">
            <text:p>contenido_franquicia</text:p>
          </table:table-cell>
          <table:table-cell office:value-type="string" calcext:value-type="string">
            <text:p>Motorbike have an excess of 150€.</text:p>
          </table:table-cell>
          <table:table-cell table:style-name="ce22" office:value-type="string" calcext:value-type="string">
            <text:p>Las motos tienen una franquicia de 150€</text:p>
          </table:table-cell>
          <table:table-cell office:value-type="string" calcext:value-type="string">
            <text:p>Le moto hanno una franchigia di 150€.</text:p>
          </table:table-cell>
          <table:table-cell office:value-type="string" calcext:value-type="string">
            <text:p>Motorräder haben eine Selbstbeteiligung von 150€.</text:p>
          </table:table-cell>
        </table:table-row>
        <table:table-row table:style-name="ro1">
          <table:table-cell office:value-type="string" calcext:value-type="string">
            <text:p>franquicia_corto</text:p>
          </table:table-cell>
          <table:table-cell office:value-type="string" calcext:value-type="string">
            <text:p>Excess of 150€.</text:p>
          </table:table-cell>
          <table:table-cell table:style-name="ce22" office:value-type="string" calcext:value-type="string">
            <text:p>Franquicia de 150€</text:p>
          </table:table-cell>
          <table:table-cell office:value-type="string" calcext:value-type="string">
            <text:p>Franchigia di 150€.</text:p>
          </table:table-cell>
          <table:table-cell office:value-type="string" calcext:value-type="string">
            <text:p>Selbstbeteiligung von 150€.</text:p>
          </table:table-cell>
        </table:table-row>
        <table:table-row table:style-name="ro1">
          <table:table-cell office:value-type="string" calcext:value-type="string">
            <text:p>sillas_chicos_titulo_corto</text:p>
          </table:table-cell>
          <table:table-cell office:value-type="string" calcext:value-type="string">
            <text:p>Child seats</text:p>
          </table:table-cell>
          <table:table-cell office:value-type="string" calcext:value-type="string">
            <text:p>Sillas de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elevadores_titulo_corto</text:p>
          </table:table-cell>
          <table:table-cell office:value-type="string" calcext:value-type="string">
            <text:p>Child boosters</text:p>
          </table:table-cell>
          <table:table-cell office:value-type="string" calcext:value-type="string">
            <text:p>Elevadores de niños</text:p>
          </table:table-cell>
          <table:table-cell office:value-type="string" calcext:value-type="string">
            <text:p>Sollevatori per bambini</text:p>
          </table:table-cell>
          <table:table-cell office:value-type="string" calcext:value-type="string">
            <text:p>Kinderbooster</text:p>
          </table:table-cell>
        </table:table-row>
        <table:table-row table:style-name="ro1">
          <table:table-cell office:value-type="string" calcext:value-type="string">
            <text:p>sillas_chicos_titulo_corto_singular</text:p>
          </table:table-cell>
          <table:table-cell office:value-type="string" calcext:value-type="string">
            <text:p>seat</text:p>
          </table:table-cell>
          <table:table-cell office:value-type="string" calcext:value-type="string">
            <text:p>silla</text:p>
          </table:table-cell>
          <table:table-cell office:value-type="string" calcext:value-type="string">
            <text:p>sedia</text:p>
          </table:table-cell>
          <table:table-cell office:value-type="string" calcext:value-type="string">
            <text:p>stuhl</text:p>
          </table:table-cell>
        </table:table-row>
        <table:table-row table:style-name="ro1">
          <table:table-cell office:value-type="string" calcext:value-type="string">
            <text:p>elevadores_titulo_corto_singular</text:p>
          </table:table-cell>
          <table:table-cell office:value-type="string" calcext:value-type="string">
            <text:p>booster</text:p>
          </table:table-cell>
          <table:table-cell office:value-type="string" calcext:value-type="string">
            <text:p>elevador</text:p>
          </table:table-cell>
          <table:table-cell office:value-type="string" calcext:value-type="string">
            <text:p>sollevatore</text:p>
          </table:table-cell>
          <table:table-cell office:value-type="string" calcext:value-type="string">
            <text:p>aufzüge</text:p>
          </table:table-cell>
        </table:table-row>
        <table:table-row table:style-name="ro1">
          <table:table-cell table:style-name="ce14" office:value-type="string" calcext:value-type="string">
            <text:p>sillas_chicos_titulo_corto_plural</text:p>
          </table:table-cell>
          <table:table-cell office:value-type="string" calcext:value-type="string">
            <text:p>seats</text:p>
          </table:table-cell>
          <table:table-cell office:value-type="string" calcext:value-type="string">
            <text:p>sillas</text:p>
          </table:table-cell>
          <table:table-cell office:value-type="string" calcext:value-type="string">
            <text:p>sedie</text:p>
          </table:table-cell>
          <table:table-cell office:value-type="string" calcext:value-type="string">
            <text:p>stühle</text:p>
          </table:table-cell>
        </table:table-row>
        <table:table-row table:style-name="ro1">
          <table:table-cell table:style-name="ce14" office:value-type="string" calcext:value-type="string">
            <text:p>elevadores_titulo_corto_plural</text:p>
          </table:table-cell>
          <table:table-cell office:value-type="string" calcext:value-type="string">
            <text:p>booster</text:p>
          </table:table-cell>
          <table:table-cell office:value-type="string" calcext:value-type="string">
            <text:p>elevadores</text:p>
          </table:table-cell>
          <table:table-cell office:value-type="string" calcext:value-type="string">
            <text:p>sollevatore</text:p>
          </table:table-cell>
          <table:table-cell office:value-type="string" calcext:value-type="string">
            <text:p>kinderlift</text:p>
          </table:table-cell>
        </table:table-row>
        <table:table-row table:style-name="ro1">
          <table:table-cell table:style-name="ce14" office:value-type="string" calcext:value-type="string">
            <text:p>aviso_cambio_anyo</text:p>
          </table:table-cell>
          <table:table-cell office:value-type="string" calcext:value-type="string">
            <text:p>If you need long term rentals please contact us on +34 651 722 345 or <text:a xlink:href="mailto:servicios@rentcarmallorca.es" xlink:type="simple">servicios@rentcarmallorca.es</text:a></text:p>
          </table:table-cell>
          <table:table-cell office:value-type="string" calcext:value-type="string">
            <text:p>Si necesita alquileres de largo plazo por favor pongase en contacto con nosotros al telefono +34 651 722 345 o al correo <text:a xlink:href="mailto:servicios@rentcarmallorca.es" xlink:type="simple">servicios@rentcarmallorca.es</text:a></text:p>
          </table:table-cell>
          <table:table-cell office:value-type="string" calcext:value-type="string">
            <text:p>Se hai bisogno di affitti a lungo termine, contattaci al +34 651 722 345 o <text:a xlink:href="mailto:servicios@rentcarmallorca.es" xlink:type="simple">servicios@rentcarmallorca.es</text:a></text:p>
          </table:table-cell>
          <table:table-cell office:value-type="string" calcext:value-type="string">
            <text:p>Wenn Sie Langzeitmieten benötigen, kontaktieren Sie uns bitte unter +34 651 722 345 oder <text:a xlink:href="mailto:servicios@rentcarmallorca.es" xlink:type="simple">servicios@rentcarmallorca.es</text:a></text:p>
          </table:table-cell>
        </table:table-row>
        <table:table-row table:style-name="ro1" table:number-rows-repeated="104821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3">00/00/0000</text:date>, <text:time style:data-style-name="N2" text:time-value="14:23:31.05987017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2-02-23T14:30:36.065157703</dc:date>
    <meta:editing-duration>P4DT20H41M9S</meta:editing-duration>
    <meta:editing-cycles>219</meta:editing-cycles>
    <meta:generator>LibreOffice/7.1.7.2$Linux_X86_64 LibreOffice_project/10$Build-2</meta:generator>
    <meta:document-statistic meta:table-count="1" meta:cell-count="1791" meta:object-count="0"/>
    <meta:user-defined meta:name="qrichtext">1</meta:user-defined>
  </office:meta>
</office:document-meta>
</file>